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625cm" fo:margin-left="1.307cm" fo:margin-right="7.066cm" table:align="margins"/>
    </style:style>
    <style:style style:name="Tableau1.A" style:family="table-column">
      <style:table-column-properties style:column-width="2.223cm" style:rel-column-width="16886*"/>
    </style:style>
    <style:style style:name="Tableau1.B" style:family="table-column">
      <style:table-column-properties style:column-width="2.064cm" style:rel-column-width="15680*"/>
    </style:style>
    <style:style style:name="Tableau1.D" style:family="table-column">
      <style:table-column-properties style:column-width="2.275cm" style:rel-column-width="1728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fo:color="#0000cc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Symbol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paragraph-properties fo:text-align="justify" style:justify-single-word="false"/>
      <style:text-properties fo:font-size="18pt" fo:language="fr" fo:country="FR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Heading_20_1">
      <style:text-properties fo:language="fr" fo:country="FR" fo:font-style="normal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P14" style:family="paragraph" style:parent-style-name="Text_20_body">
      <style:paragraph-properties fo:text-align="justify" style:justify-single-word="false"/>
      <style:text-properties fo:color="#bfbf00" style:font-name="Lucida Console" fo:font-size="9pt" fo:language="fr" fo:country="FR" fo:font-style="normal" fo:font-weight="normal" style:font-name-asian="Lucida Console" style:font-size-asian="9pt" style:font-style-asian="normal" style:font-weight-asian="normal" style:font-name-complex="Lucida Console" style:font-size-complex="9pt" style:font-style-complex="normal" style:font-weight-complex="normal"/>
    </style:style>
    <style:style style:name="P1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Symbol1" style:font-name-asian="Symbol1" style:font-name-complex="Symbol1"/>
    </style:style>
    <style:style style:name="T4" style:family="text">
      <style:text-properties style:font-name="Times New Roman" style:font-name-asian="Arial Unicode MS" style:font-name-complex="Tahoma"/>
    </style:style>
    <style:style style:name="T5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Dimensionnement</text:p>
      <text:p text:style-name="P1"/>
      <text:p text:style-name="P2"/>
      <text:p text:style-name="P2"/>
      <text:h text:style-name="P10" text:outline-level="1">Input PV</text:h>
      <text:p text:style-name="P3"/>
      <text:p text:style-name="P3">50W à 150W (1 à 3 panneaux).</text:p>
      <text:p text:style-name="P3">Tension d'entrée 12V à 35V, 10A maximum</text:p>
      <text:p text:style-name="P3"/>
      <text:h text:style-name="P11" text:outline-level="1">Output Batterie</text:h>
      <text:p text:style-name="P3"/>
      <text:p text:style-name="P3">13 éléments en série (5 en //).</text:p>
      <text:p text:style-name="P3">Pour un élément :</text:p>
      <text:p text:style-name="P3">Vmin = 2,65 V → 34,45V</text:p>
      <text:p text:style-name="P3">Vnom = 3,6V → 46,8V</text:p>
      <text:p text:style-name="P3">Vmax = 4,2V → 54,6V</text:p>
      <text:p text:style-name="P3"><draw:rect text:anchor-type="paragraph" draw:z-index="0" draw:style-name="gr1" draw:text-style-name="P15" svg:width="11.828cm" svg:height="3.917cm" svg:x="-0.392cm" svg:y="0.376cm"><text:p/></draw:rect></text:p>
      <text:p text:style-name="P6">Charge max à 3A.</text:p>
      <text:p text:style-name="P6">Vbatt max = 53,6V (pour marger un peu)</text:p>
      <text:p text:style-name="P6">Vbatt min = 36V (pour marger un peu)</text:p>
      <text:p text:style-name="P6">Ripple Iout = +/-20mA</text:p>
      <text:p text:style-name="P6">Ripple Vout = +/-100mV (conditionné par Rbatt et ESR capa ...)</text:p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Le rapport cyclique du Boost</text:h>
      <text:p text:style-name="P3"/>
      <text:p text:style-name="P3">La charge demande 3A maximum. La tension de batterie évolue de 36V à 53,6V. Pmax vaut donc 150W environ mais pour 50V de sortie en gros.</text:p>
      <text:p text:style-name="P3"/>
      <text:p text:style-name="P3">Relation :</text:p>
      <text:p text:style-name="P3"><draw:frame draw:style-name="fr1" draw:name="Objet1" text:anchor-type="as-char" svg:width="4.415cm" svg:height="0.998cm" draw:z-index="1"><draw:object xlink:href="./Object 1" xlink:type="simple" xlink:show="embed" xlink:actuate="onLoad"/><draw:image xlink:href="./ObjectReplacements/Object 1" xlink:type="simple" xlink:show="embed" xlink:actuate="onLoad"/></draw:frame>et <text:span text:style-name="T3"></text:span> rapport cyclique MOS Low Side, </text:p>
      <text:p text:style-name="P3"/>
      <text:p text:style-name="P3"><draw:frame draw:style-name="fr1" draw:name="Objet2" text:anchor-type="as-char" svg:width="4.673cm" svg:height="1.125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et <draw:frame draw:style-name="fr1" draw:name="Objet3" text:anchor-type="as-char" svg:width="3.748cm" svg:height="1.125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3"/>
      <text:p text:style-name="P3">Dans ces conditions, le courant maximum en entrée est s'obtient à partir des 3A de sortie maximum demandés.</text:p>
      <text:p text:style-name="P3">Ainsi : </text:p>
      <text:p text:style-name="P3"><draw:frame draw:style-name="fr1" draw:name="Objet4" text:anchor-type="as-char" svg:width="5.563cm" svg:height="0.533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!! il faudra limiter à 10A donc on aura pas 150W dans cette configuration de K trop grand.</text:p>
      <text:p text:style-name="P3"><draw:frame draw:style-name="fr1" draw:name="Objet5" text:anchor-type="as-char" svg:width="4.725cm" svg:height="0.533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3"/>
      <text:p text:style-name="P3">→ il est possible qu'en fait on cherche non pas une puissance maximale mais un courant maximal dans la batterie. </text:p>
      <text:p text:style-name="P3">→ il faudra en même temps veiller à ce que le courant d'entrée ne dépasse pas 10A (par mesure indirecte).</text:p>
      <text:p text:style-name="P3"/>
      <text:p text:style-name="P4">Résumé sous forme de tableau </text:p>
      <text:p text:style-name="P3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8">Ve</text:p>
          </table:table-cell>
          <table:table-cell table:style-name="Tableau1.A1" office:value-type="string">
            <text:p text:style-name="P8">Vs</text:p>
          </table:table-cell>
          <table:table-cell table:style-name="Tableau1.A1" office:value-type="string">
            <text:p text:style-name="P8">K</text:p>
          </table:table-cell>
          <table:table-cell table:style-name="Tableau1.D1" office:value-type="string">
            <text:p text:style-name="P9">a</text:p>
          </table:table-cell>
        </table:table-row>
        <table:table-row>
          <table:table-cell table:style-name="Tableau1.A2" office:value-type="string">
            <text:p text:style-name="P7">12V</text:p>
          </table:table-cell>
          <table:table-cell table:style-name="Tableau1.A2" office:value-type="string">
            <text:p text:style-name="P7">53,6V</text:p>
          </table:table-cell>
          <table:table-cell table:style-name="Tableau1.C2" office:value-type="float" office:value="4.46">
            <text:p text:style-name="P7">4,46</text:p>
          </table:table-cell>
          <table:table-cell table:style-name="Tableau1.D2" office:value-type="float" office:value="0.78">
            <text:p text:style-name="P7">0,78</text:p>
          </table:table-cell>
        </table:table-row>
        <table:table-row>
          <table:table-cell table:style-name="Tableau1.A2" office:value-type="string">
            <text:p text:style-name="P7">36V</text:p>
          </table:table-cell>
          <table:table-cell table:style-name="Tableau1.A2" office:value-type="string">
            <text:p text:style-name="P7">36V</text:p>
          </table:table-cell>
          <table:table-cell table:style-name="Tableau1.C2" office:value-type="float" office:value="1">
            <text:p text:style-name="P7">1</text:p>
          </table:table-cell>
          <table:table-cell table:style-name="Tableau1.D2" office:value-type="float" office:value="0">
            <text:p text:style-name="P7">0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Dimensionnement condensateur de sortie</text:h>
      <text:p text:style-name="P3"/>
      <text:p text:style-name="P3">Hypothèse : la partie AC du courant circule entièrement dans le condensateur. </text:p>
      <text:p text:style-name="P3">Condition de calcul : rapport cyclique ½ qui donne le plus d'ondulation.</text:p>
      <text:p text:style-name="P3"/>
      <text:p text:style-name="P3"><draw:frame draw:style-name="fr1" draw:name="Objet6" text:anchor-type="as-char" svg:width="4.336cm" svg:height="0.531cm" draw:z-index="6"><draw:object xlink:href="./Object 6" xlink:type="simple" xlink:show="embed" xlink:actuate="onLoad"/><draw:image xlink:href="./ObjectReplacements/Object 6" xlink:type="simple" xlink:show="embed" xlink:actuate="onLoad"/></draw:frame>La forme est donc carrée d'amplitude maximale <draw:frame draw:style-name="fr1" draw:name="Objet7" text:anchor-type="as-char" svg:width="0.974cm" svg:height="0.533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car rapport cyclique ½. Donc <draw:frame draw:style-name="fr1" draw:name="Objet8" text:anchor-type="as-char" svg:width="2.93cm" svg:height="0.533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3"/>
      <text:p text:style-name="P3">Capa 68µF : 100zlj68m8x20 Elle tient 100V, 1A 16mOhm. On en prend 4 en //.</text:p>
      <text:p text:style-name="P4">4x68µF ESR 4mOhm, 100V / 4A</text:p>
      <text:p text:style-name="P4"/>
      <text:p text:style-name="P3"><draw:frame draw:style-name="fr1" draw:name="Objet9" text:anchor-type="as-char" svg:width="8.162cm" svg:height="1.062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3">Et l'ESR entraîne en plus une autre ondulation de tension :</text:p>
      <text:p text:style-name="P3"/>
      <text:p text:style-name="P3"><draw:frame draw:style-name="fr1" draw:name="Objet10" text:anchor-type="as-char" svg:width="5.339cm" svg:height="0.533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5"><text:span text:style-name="T2">Validé en simu : commit </text:span><text:span text:style-name="T5">cee18b8 </text:span></text:p>
      <text:h text:style-name="Heading_20_1" text:outline-level="1">Dimensionnement de l'inductance</text:h>
      <text:p text:style-name="P3"/>
      <text:p text:style-name="P3">A ce stade, la source de tension PV est idéale. Tout le courant AC comme DC le traverse.</text:p>
      <text:p text:style-name="P3">D'entrée de jeu on vise 100µH pour des questions de taille (10A à tenir sans saturation).</text:p>
      <text:p text:style-name="P3"/>
      <text:p text:style-name="P3">L'ondulation de courant est donc de <text:s/><draw:frame draw:style-name="fr1" draw:name="Objet11" text:anchor-type="as-char" svg:width="8.35cm" svg:height="1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3"/>
      <text:p text:style-name="P3">Validé en simu : commit <text:span text:style-name="T5">cee18b8 </text:span></text:p>
      <text:p text:style-name="P1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Filtrage panneau</text:h>
      <text:p text:style-name="P3"/>
      <text:p text:style-name="P3">Le panneau est unidirectionnel, il ne peut pas gérer le courant AC. Il faut donc que ce courant circule dans un condensateur et peut être insérer une inductance pour augmenter l'impédance à 100kHz.</text:p>
      <text:p text:style-name="P3"/>
      <text:p text:style-name="P3">Le condensateur doit pouvoir absorber un courant triangulaire d'amplitude pp de <text:span text:style-name="T3"></text:span><text:span text:style-name="T4">I =</text:span>1.75A.</text:p>
      <text:p text:style-name="P3"><text:tab/></text:p>
      <text:p text:style-name="P3"><text:tab/><draw:frame draw:style-name="fr1" draw:name="Objet12" text:anchor-type="as-char" svg:width="4.987cm" svg:height="1.035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Un condensateur du même type qu'en sortie, de 68µF peut donc faire l'affaire.</text:p>
      <text:p text:style-name="P3"><draw:frame draw:style-name="fr1" draw:name="Objet13" text:anchor-type="as-char" svg:width="6.886cm" svg:height="1.064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3"><draw:frame draw:style-name="fr1" draw:name="Objet14" text:anchor-type="as-char" svg:width="6.488cm" svg:height="0.533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3"/>
      <text:p text:style-name="P3">A cette fréquence <draw:frame draw:style-name="fr1" draw:name="Objet15" text:anchor-type="as-char" svg:width="5.396cm" svg:height="1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3"/>
      <text:p text:style-name="P3">Plaçons une inductance série avec le panneau qui fasse 2 Ohm par exemple, L = 3µH.</text:p>
      <text:p text:style-name="P3"/>
      <text:p text:style-name="P3">Validé en simu : commit <text:span text:style-name="T5">d2fb3b7 </text:span></text:p>
      <text:p text:style-name="P14"/>
      <text:p text:style-name="P3"/>
      <text:h text:style-name="Heading_20_1" text:outline-level="1">Dimensionnement filtrage sortie pour batterie</text:h>
      <text:p text:style-name="P3"/>
      <text:p text:style-name="P3">Avec le même raisonnement que dans la partie 6, on propose une inductance série de 3µH pour finir de lisser le courant de sortie.</text:p>
      <text:p text:style-name="P3">Le test est fait ici sur une batterie réaliste.</text:p>
      <text:p text:style-name="P3"/>
      <text:p text:style-name="P3">Validé en simu : commit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1-12T19:10:26.96</dc:date>
    <meta:editing-duration>P3DT15H21M24S</meta:editing-duration>
    <meta:editing-cycles>101</meta:editing-cycles>
    <meta:generator>OpenOffice/4.1.7$Win32 OpenOffice.org_project/417m1$Build-9800</meta:generator>
    <meta:print-date>2011-11-29T11:08:14.52</meta:print-date>
    <dc:creator>Thierry Rocacher</dc:creator>
    <meta:document-statistic meta:table-count="1" meta:image-count="0" meta:object-count="15" meta:page-count="4" meta:paragraph-count="71" meta:word-count="483" meta:character-count="260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i>V</mi>
          <mi>s</mi>
        </msub>
        <mo stretchy="false">=</mo>
        <mrow>
          <mi>K</mi>
          <mo stretchy="false">⋅</mo>
          <msub>
            <mi>V</mi>
            <mi>e</mi>
          </msub>
        </mrow>
      </mrow>
      <mi mathvariant="italic">avec</mi>
      <mrow>
        <mi>K</mi>
        <mo stretchy="false">=</mo>
        <mfrac>
          <mn>1</mn>
          <mrow>
            <mrow>
              <mn>1</mn>
              <mo stretchy="false">−</mo>
              <mo stretchy="false">α</mo>
            </mrow>
          </mrow>
        </mfrac>
      </mrow>
    </mrow>
    <annotation encoding="StarMath 5.0">V_s = K cdot V_e avec K = 1 over {1-%alpha}</annotation>
  </semantics>
</math>
</file>

<file path=Object 10/content.xml><?xml version="1.0" encoding="utf-8"?>
<math xmlns="http://www.w3.org/1998/Math/MathML">
  <semantics>
    <mrow>
      <mo stretchy="false">Δ</mo>
      <mrow>
        <mrow>
          <mrow>
            <msub>
              <mi>V</mi>
              <mi>c</mi>
            </msub>
            <mo stretchy="false">=</mo>
            <mrow>
              <mi mathvariant="italic">ESR</mi>
              <mo stretchy="false">⋅</mo>
              <msub>
                <mi>I</mi>
                <mi>C</mi>
              </msub>
            </mrow>
          </mrow>
          <mo stretchy="false">=</mo>
          <mrow>
            <mn>4m</mn>
            <mo stretchy="false">⋅</mo>
            <mn>3</mn>
          </mrow>
        </mrow>
        <mo stretchy="false">=</mo>
        <mn>12mV</mn>
      </mrow>
    </mrow>
    <annotation encoding="StarMath 5.0">%DELTA V_c = ESR cdot I_C =4m cdot 3 = 12mV</annotation>
  </semantics>
</math>
</file>

<file path=Object 11/content.xml><?xml version="1.0" encoding="utf-8"?>
<math xmlns="http://www.w3.org/1998/Math/MathML">
  <semantics>
    <mrow>
      <mo stretchy="false">Δ</mo>
      <mrow>
        <mrow>
          <mrow>
            <mrow>
              <msub>
                <mi>I</mi>
                <mi>L</mi>
              </msub>
              <mo stretchy="false">=</mo>
              <mfrac>
                <mrow>
                  <mrow>
                    <mi mathvariant="italic">Vin</mi>
                    <mo stretchy="false">⋅</mo>
                    <mo stretchy="false">α</mo>
                  </mrow>
                  <mi>T</mi>
                </mrow>
                <mi>L</mi>
              </mfrac>
            </mrow>
            <mo stretchy="false">=</mo>
            <mfrac>
              <mrow>
                <mrow>
                  <mi mathvariant="italic">Vin</mi>
                  <mo stretchy="false">⋅</mo>
                  <mo stretchy="false">α</mo>
                </mrow>
              </mrow>
              <mrow>
                <mrow>
                  <mi>L</mi>
                  <mo stretchy="false">⋅</mo>
                  <mi>F</mi>
                </mrow>
              </mrow>
            </mfrac>
          </mrow>
          <mo stretchy="false">=</mo>
          <mfrac>
            <mrow>
              <mrow>
                <mn>35</mn>
                <mo stretchy="false">⋅</mo>
                <mn>0,5</mn>
              </mrow>
            </mrow>
            <mrow>
              <mrow>
                <mn>100µ</mn>
                <mo stretchy="false">⋅</mo>
                <mn>100kHz</mn>
              </mrow>
            </mrow>
          </mfrac>
        </mrow>
        <mo stretchy="false">=</mo>
        <mn>1,75</mn>
      </mrow>
      <mi>A</mi>
    </mrow>
    <annotation encoding="StarMath 5.0">%DELTA I_L = {Vin cdot %alpha T} over L = {Vin cdot %alpha} over {L cdot F} = {35 cdot 0,5} over {100µ cdot 100kHz} =1,75A</annotation>
  </semantics>
</math>
</file>

<file path=Object 12/content.xml><?xml version="1.0" encoding="utf-8"?>
<math xmlns="http://www.w3.org/1998/Math/MathML">
  <semantics>
    <mrow>
      <mrow>
        <mrow>
          <mrow>
            <mi mathvariant="italic">Ieff</mi>
            <mo stretchy="false">=</mo>
            <mfrac>
              <mrow>
                <mo stretchy="false">Δ</mo>
                <mi>I</mi>
              </mrow>
              <mrow>
                <mrow>
                  <mn>2</mn>
                  <mo stretchy="false">⋅</mo>
                  <msqrt>
                    <mn>3</mn>
                  </msqrt>
                </mrow>
              </mrow>
            </mfrac>
          </mrow>
          <mo stretchy="false">=</mo>
          <mfrac>
            <mrow>
              <mn>1,75</mn>
            </mrow>
            <mrow>
              <mrow>
                <mn>2</mn>
                <mo stretchy="false">⋅</mo>
                <msqrt>
                  <mn>3</mn>
                </msqrt>
              </mrow>
            </mrow>
          </mfrac>
        </mrow>
        <mo stretchy="false">=</mo>
        <mn>505</mn>
      </mrow>
      <mi mathvariant="italic">mA</mi>
    </mrow>
    <annotation encoding="StarMath 5.0">Ieff = {%DELTA I} over {2 cdot sqrt 3} = {1,75} over {2 cdot sqrt 3} =505 mA</annotation>
  </semantics>
</math>
</file>

<file path=Object 13/content.xml><?xml version="1.0" encoding="utf-8"?>
<math xmlns="http://www.w3.org/1998/Math/MathML">
  <semantics>
    <mrow>
      <mo stretchy="false">Δ</mo>
      <mrow>
        <mrow>
          <mrow>
            <msub>
              <mi>V</mi>
              <mi>c</mi>
            </msub>
            <mo stretchy="false">=</mo>
            <mfrac>
              <mrow>
                <mrow>
                  <msub>
                    <mi>I</mi>
                    <mi>C</mi>
                  </msub>
                  <mo stretchy="false">⋅</mo>
                  <mo stretchy="false">α</mo>
                </mrow>
              </mrow>
              <mrow>
                <mrow>
                  <mi>C</mi>
                  <mo stretchy="false">⋅</mo>
                  <mi>F</mi>
                </mrow>
              </mrow>
            </mfrac>
          </mrow>
          <mo stretchy="false">=</mo>
          <mfrac>
            <mrow>
              <mrow>
                <mn>1,75</mn>
                <mo stretchy="false">⋅</mo>
                <mn>0,5</mn>
              </mrow>
            </mrow>
            <mrow>
              <mrow>
                <mn>68µ</mn>
                <mo stretchy="false">⋅</mo>
                <mn>100kHz</mn>
              </mrow>
            </mrow>
          </mfrac>
        </mrow>
        <mo stretchy="false">=</mo>
        <mn>128mVpp</mn>
      </mrow>
    </mrow>
    <annotation encoding="StarMath 5.0">%DELTA V_c =  {I_C cdot %alpha} over {C cdot F} = {1,75 cdot 0,5} over {68µ  cdot 100kHz} =128mVpp</annotation>
  </semantics>
</math>
</file>

<file path=Object 14/content.xml><?xml version="1.0" encoding="utf-8"?>
<math xmlns="http://www.w3.org/1998/Math/MathML">
  <semantics>
    <mrow>
      <mo stretchy="false">Δ</mo>
      <mrow>
        <mrow>
          <mrow>
            <msub>
              <mi>V</mi>
              <mi>c</mi>
            </msub>
            <mo stretchy="false">=</mo>
            <mrow>
              <mi mathvariant="italic">ESR</mi>
              <mo stretchy="false">⋅</mo>
              <msub>
                <mi>I</mi>
                <mi>C</mi>
              </msub>
            </mrow>
          </mrow>
          <mo stretchy="false">=</mo>
          <mrow>
            <mn>16m</mn>
            <mo stretchy="false">⋅</mo>
            <mn>1,75</mn>
          </mrow>
        </mrow>
        <mo stretchy="false">=</mo>
        <mn>28mVpp</mn>
      </mrow>
    </mrow>
    <annotation encoding="StarMath 5.0">%DELTA V_c = ESR cdot I_C =16m cdot 1,75 = 28mVpp</annotation>
  </semantics>
</math>
</file>

<file path=Object 15/content.xml><?xml version="1.0" encoding="utf-8"?>
<math xmlns="http://www.w3.org/1998/Math/MathML">
  <semantics>
    <mrow>
      <mrow>
        <mrow>
          <msub>
            <mi>Z</mi>
            <mi>c</mi>
          </msub>
          <mo stretchy="false">=</mo>
          <mfrac>
            <mn>1</mn>
            <mrow>
              <mrow>
                <mrow>
                  <mrow>
                    <mn>2</mn>
                    <mo stretchy="false">⋅</mo>
                    <mo stretchy="false">π</mo>
                  </mrow>
                  <mo stretchy="false">⋅</mo>
                  <mn>100k</mn>
                </mrow>
                <mo stretchy="false">⋅</mo>
                <mn>68µ</mn>
              </mrow>
            </mrow>
          </mfrac>
        </mrow>
        <mo stretchy="false">=</mo>
        <mn>23mOhm</mn>
      </mrow>
    </mrow>
    <annotation encoding="StarMath 5.0">Z_c = 1 over {2 cdot %pi cdot 100k cdot 68µ}=23mOhm</annotation>
  </semantics>
</math>
</file>

<file path=Object 2/content.xml><?xml version="1.0" encoding="utf-8"?>
<math xmlns="http://www.w3.org/1998/Math/MathML">
  <semantics>
    <mrow>
      <mrow>
        <mrow>
          <mrow>
            <msub>
              <mi>K</mi>
              <mi mathvariant="italic">Max</mi>
            </msub>
            <mo stretchy="false">=</mo>
            <mfrac>
              <msub>
                <mi>V</mi>
                <mi mathvariant="italic">sMax</mi>
              </msub>
              <msub>
                <mi>V</mi>
                <mi mathvariant="italic">emin</mi>
              </msub>
            </mfrac>
          </mrow>
          <mo stretchy="false">=</mo>
          <mfrac>
            <mn>53.6</mn>
            <mn>12</mn>
          </mfrac>
        </mrow>
        <mo stretchy="false">=</mo>
        <mn>4.46</mn>
      </mrow>
    </mrow>
    <annotation encoding="StarMath 5.0">K_Max = V_sMax over V_emin = 53.6 over 12 = 4.46</annotation>
  </semantics>
</math>
</file>

<file path=Object 3/content.xml><?xml version="1.0" encoding="utf-8"?>
<math xmlns="http://www.w3.org/1998/Math/MathML">
  <semantics>
    <mrow>
      <mrow>
        <mrow>
          <mrow>
            <msub>
              <mi>K</mi>
              <mi mathvariant="italic">Min</mi>
            </msub>
            <mo stretchy="false">=</mo>
            <mfrac>
              <msub>
                <mi>V</mi>
                <mi mathvariant="italic">smin</mi>
              </msub>
              <msub>
                <mi>V</mi>
                <mi mathvariant="italic">eMax</mi>
              </msub>
            </mfrac>
          </mrow>
          <mo stretchy="false">=</mo>
          <mfrac>
            <mn>36</mn>
            <mn>35</mn>
          </mfrac>
        </mrow>
        <mo stretchy="false">≈</mo>
        <mn>1</mn>
      </mrow>
    </mrow>
    <annotation encoding="StarMath 5.0">K_Min = V_smin over V_eMax = 36 over 35 approx 1</annotation>
  </semantics>
</math>
</file>

<file path=Object 4/content.xml><?xml version="1.0" encoding="utf-8"?>
<math xmlns="http://www.w3.org/1998/Math/MathML">
  <semantics>
    <mrow>
      <mrow>
        <mi>K</mi>
        <mo stretchy="false">=</mo>
        <msub>
          <mi>K</mi>
          <mi mathvariant="italic">Max</mi>
        </msub>
      </mrow>
      <mo stretchy="false">→</mo>
      <mrow>
        <mrow>
          <msub>
            <mi>I</mi>
            <mi>e</mi>
          </msub>
          <mo stretchy="false">=</mo>
          <mrow>
            <mn>3A</mn>
            <mo stretchy="false">⋅</mo>
            <mi>K</mi>
          </mrow>
        </mrow>
        <mo stretchy="false">=</mo>
        <mn>13,38</mn>
      </mrow>
      <mi>A</mi>
    </mrow>
    <annotation encoding="StarMath 5.0">K=K_Max rightarrow  I_e = 3A cdot K = 13,38A </annotation>
  </semantics>
</math>
</file>

<file path=Object 5/content.xml><?xml version="1.0" encoding="utf-8"?>
<math xmlns="http://www.w3.org/1998/Math/MathML">
  <semantics>
    <mrow>
      <mrow>
        <mi>K</mi>
        <mo stretchy="false">=</mo>
        <msub>
          <mi>K</mi>
          <mi mathvariant="italic">min</mi>
        </msub>
      </mrow>
      <mo stretchy="false">→</mo>
      <mrow>
        <mrow>
          <msub>
            <mi>I</mi>
            <mi>e</mi>
          </msub>
          <mo stretchy="false">=</mo>
          <mrow>
            <mn>3A</mn>
            <mo stretchy="false">⋅</mo>
            <mi>K</mi>
          </mrow>
        </mrow>
        <mo stretchy="false">=</mo>
        <mn>3A</mn>
      </mrow>
    </mrow>
    <annotation encoding="StarMath 5.0">K=K_min rightarrow  I_e = 3A cdot K = 3A </annotation>
  </semantics>
</math>
</file>

<file path=Object 6/content.xml><?xml version="1.0" encoding="utf-8"?>
<math xmlns="http://www.w3.org/1998/Math/MathML">
  <semantics>
    <mrow>
      <msub>
        <mi>I</mi>
        <mi>C</mi>
      </msub>
      <mrow>
        <mrow>
          <mrow>
            <mo stretchy="false">(</mo>
            <mrow>
              <mi>t</mi>
            </mrow>
            <mo stretchy="false">)</mo>
          </mrow>
          <mo stretchy="false">=</mo>
          <msub>
            <mi>I</mi>
            <mi mathvariant="italic">AC</mi>
          </msub>
        </mrow>
        <mo stretchy="false">=</mo>
        <msub>
          <mi>I</mi>
          <mi>s</mi>
        </msub>
      </mrow>
      <mrow>
        <mrow>
          <mo stretchy="false">(</mo>
          <mrow>
            <mi>t</mi>
          </mrow>
          <mo stretchy="false">)</mo>
        </mrow>
        <mo stretchy="false">−</mo>
        <msub>
          <mi>I</mi>
          <mi mathvariant="italic">smoy</mi>
        </msub>
      </mrow>
    </mrow>
    <annotation encoding="StarMath 5.0">I_C(t)=I_AC = I_s(t) - I_smoy </annotation>
  </semantics>
</math>
</file>

<file path=Object 7/content.xml><?xml version="1.0" encoding="utf-8"?>
<math xmlns="http://www.w3.org/1998/Math/MathML">
  <semantics>
    <mrow>
      <msub>
        <mi>I</mi>
        <mi mathvariant="italic">smoy</mi>
      </msub>
    </mrow>
    <annotation encoding="StarMath 5.0">I_smoy </annotation>
  </semantics>
</math>
</file>

<file path=Object 8/content.xml><?xml version="1.0" encoding="utf-8"?>
<math xmlns="http://www.w3.org/1998/Math/MathML">
  <semantics>
    <mrow>
      <mrow>
        <mrow>
          <msub>
            <mi>I</mi>
            <mi mathvariant="italic">Ceff</mi>
          </msub>
          <mo stretchy="false">=</mo>
          <msub>
            <mi>I</mi>
            <mi mathvariant="italic">smoy</mi>
          </msub>
        </mrow>
        <mo stretchy="false">=</mo>
        <mn>3A</mn>
      </mrow>
    </mrow>
    <annotation encoding="StarMath 5.0">I_Ceff = I_smoy =3A</annotation>
  </semantics>
</math>
</file>

<file path=Object 9/content.xml><?xml version="1.0" encoding="utf-8"?>
<math xmlns="http://www.w3.org/1998/Math/MathML">
  <semantics>
    <mrow>
      <mo stretchy="false">Δ</mo>
      <mrow>
        <mrow>
          <mrow>
            <mrow>
              <msub>
                <mi>V</mi>
                <mi>c</mi>
              </msub>
              <mo stretchy="false">=</mo>
              <mfrac>
                <mrow>
                  <mrow>
                    <msub>
                      <mi>I</mi>
                      <mi>C</mi>
                    </msub>
                    <mo stretchy="false">⋅</mo>
                    <mo stretchy="false">α</mo>
                  </mrow>
                  <mi>T</mi>
                </mrow>
                <mi>C</mi>
              </mfrac>
            </mrow>
            <mo stretchy="false">=</mo>
            <mfrac>
              <mrow>
                <mrow>
                  <msub>
                    <mi>I</mi>
                    <mi>C</mi>
                  </msub>
                  <mo stretchy="false">⋅</mo>
                  <mo stretchy="false">α</mo>
                </mrow>
              </mrow>
              <mrow>
                <mrow>
                  <mi>C</mi>
                  <mo stretchy="false">⋅</mo>
                  <mi>F</mi>
                </mrow>
              </mrow>
            </mfrac>
          </mrow>
          <mo stretchy="false">=</mo>
          <mfrac>
            <mrow>
              <mrow>
                <mn>3</mn>
                <mo stretchy="false">⋅</mo>
                <mn>0,5</mn>
              </mrow>
            </mrow>
            <mrow>
              <mrow>
                <mrow>
                  <mn>68µ</mn>
                  <mo stretchy="false">⋅</mo>
                  <mn>4</mn>
                </mrow>
                <mo stretchy="false">⋅</mo>
                <mn>100kHz</mn>
              </mrow>
            </mrow>
          </mfrac>
        </mrow>
        <mo stretchy="false">=</mo>
        <mn>55mV</mn>
      </mrow>
    </mrow>
    <annotation encoding="StarMath 5.0">%DELTA V_c = {I_C cdot %alpha T} over C = {I_C cdot %alpha} over {C cdot F} = {3 cdot 0,5} over {68µ cdot 4 cdot 100kHz} =55mV</annotation>
  </semantics>
</math>
</file>